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2477" svg:stroke-width="0.019cm" svg:stroke-color="#000000" draw:marker-start="" draw:marker-start-width="0.33cm" draw:marker-start-center="false" draw:marker-end="" draw:marker-end-width="0.33cm" draw:marker-end-center="false" draw:fill="solid" draw:fill-color="#7ed2ed" draw:fill-hatch-solid="false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2478" svg:stroke-width="0.019cm" svg:stroke-color="#000000" draw:marker-start="" draw:marker-start-width="0.33cm" draw:marker-start-center="false" draw:marker-end="" draw:marker-end-width="0.33cm" draw:marker-end-center="false" draw:fill="none" draw:fill-color="#7ed2ed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2479" svg:stroke-width="0.019cm" svg:stroke-color="#000000" draw:marker-start="" draw:marker-start-width="0.33cm" draw:marker-start-center="false" draw:marker-end="" draw:marker-end-width="0.33cm" draw:marker-end-center="false" draw:fill="solid" draw:fill-color="#01a6e0" draw:fill-hatch-solid="false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248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7ed2ed" draw:fill-hatch-solid="false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none" draw:fill-color="#7ed2ed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1a6e0" draw:fill-hatch-solid="false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204cm" svg:height="0.7cm" svg:x="10.947cm" svg:y="14.695cm" svg:viewBox="0 0 205 701" draw:points="1,199 200,0 205,500 0,701">
            <text:p/>
          </draw:polygon>
          <draw:rect draw:style-name="gr2" draw:text-style-name="P2" draw:layer="layout" svg:width="0.5cm" svg:height="0.502cm" svg:x="10.447cm" svg:y="14.893cm">
            <text:p/>
          </draw:rect>
          <draw:polygon draw:style-name="gr3" draw:text-style-name="P3" draw:layer="layout" svg:width="0.699cm" svg:height="0.198cm" svg:x="10.447cm" svg:y="14.694cm" svg:viewBox="0 0 700 199" draw:points="0,199 199,0 700,0 499,199">
            <text:p/>
          </draw:polygon>
          <draw:polygon draw:style-name="gr4" draw:text-style-name="P4" draw:layer="layout" svg:width="0.2cm" svg:height="0.699cm" svg:x="10.946cm" svg:y="14.694cm" svg:viewBox="0 0 201 700" draw:points="0,700 201,499 201,0 0,199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477" draw:display-name="Dashed (var) 2477" draw:style="rect" draw:dots1="1" draw:dots1-length="0.003cm" draw:dots2="1" draw:dots2-length="0.003cm" draw:distance="0.003cm"/>
    <draw:stroke-dash draw:name="Dashed_20__28_var_29__20_2478" draw:display-name="Dashed (var) 2478" draw:style="rect" draw:dots1="1" draw:dots1-length="0.003cm" draw:dots2="1" draw:dots2-length="0.003cm" draw:distance="0.003cm"/>
    <draw:stroke-dash draw:name="Dashed_20__28_var_29__20_2479" draw:display-name="Dashed (var) 2479" draw:style="rect" draw:dots1="1" draw:dots1-length="0.003cm" draw:dots2="1" draw:dots2-length="0.003cm" draw:distance="0.003cm"/>
    <draw:stroke-dash draw:name="Dashed_20__28_var_29__20_2480" draw:display-name="Dashed (var) 2480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3:32:35.573892635</meta:creation-date>
    <dc:date>2018-05-18T13:33:09.103210218</dc:date>
    <meta:editing-duration>PT33S</meta:editing-duration>
    <meta:editing-cycles>1</meta:editing-cycles>
    <meta:document-statistic meta:object-count="5"/>
    <meta:generator>LibreOffice/6.0.0.3$MacOSX_X86_64 LibreOffice_project/64a0f66915f38c6217de274f0aa8e15618924765</meta:generator>
  </office:meta>
</office:document-meta>
</file>